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rka-Italic" svg:font-family="Birka-Italic" style:font-family-generic="system" svg:panose-1="0 0 0 0 0 0 0 0 0 0"/>
    <style:font-face style:name="MyriadPro-SemiboldCond" svg:font-family="MyriadPro-SemiboldCond" style:font-family-generic="script" svg:panose-1="0 0 0 0 0 0 0 0 0 0"/>
    <style:font-face style:name="MyriadPro-Cond" svg:font-family="MyriadPro-Cond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4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5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6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T29" style:parent-style-name="DefaultParagraphFont" style:family="text">
      <style:text-properties style:font-name="MyriadPro-Cond" style:font-name-complex="MyriadPro-Cond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b application logical architecture ASPNET MVC</text:p>
      <text:p text:style-name="Normal"/>
      <text:p text:style-name="Normal"><text:span text:style-name="T2"><draw:frame draw:style-name="a0" draw:name="Picture 1" text:anchor-type="as-char" svg:x="0in" svg:y="0in" svg:width="5.90556in" svg:height="5.70764in" style:rel-width="scale" style:rel-height="scale"><draw:image xlink:href="media/image1.emf" xlink:type="simple" xlink:show="embed" xlink:actuate="onLoad"/><svg:title/><svg:desc/></draw:frame></text:span></text:p>
      <text:p text:style-name="P3">Figure 5-3. Web application logical architecture</text:p>
      <text:p text:style-name="P4"/>
      <text:p text:style-name="P5">Table 5-1. Component descriptions</text:p>
      <text:p text:style-name="P6">Name Layer Description</text:p>
      <text:p text:style-name="P7">HTML/CSS Client The UI elements used to describe the layout and style of the</text:p>
      <text:p text:style-name="P8">application</text:p>
      <text:p text:style-name="P9">JavaScript Client Any client-side logic used for validation and business</text:p>
      <text:p text:style-name="P10">processing</text:p>
      <text:p text:style-name="P11">Security Client Security token (cookie)</text:p>
      <text:p text:style-name="P12">Logging Client Local service used for logging and monitoring</text:p>
      <text:p text:style-name="P13">Architecting a Web Application | 91</text:p>
      <text:p text:style-name="P14">Name Layer Description</text:p>
      <text:p text:style-name="P15">Local Storage Client HTML 5 local storage (used for caching/offline storage)</text:p>
      <text:p text:style-name="P16">Browser Cache Client Cache provided by the browser, used for storing HTML, CSS,</text:p>
      <text:p text:style-name="P17">images, etc.</text:p>
      <text:p text:style-name="P18">View Web Server Server-side view used to render HTML</text:p>
      <text:p text:style-name="P19">Controller Web Server Application controller, handles user input and orchestration</text:p>
      <text:p text:style-name="P20">Model Web Server A collection of classes representing the business domain model</text:p>
      <text:p text:style-name="P21">for the application</text:p>
      <text:p text:style-name="P22">Service Layer Web Server Service layer used for encapsulating complex business</text:p>
      <text:p text:style-name="P23">processes and persistence</text:p>
      <text:p text:style-name="P24">Repository Web Server Data access components (object relational mapper)</text:p>
      <text:p text:style-name="P25">Security Web Server Security service used for authenticating and authorizing users</text:p>
      <text:soft-page-break/>
      <text:p text:style-name="P26">Logging Web Server Application service used for logging</text:p>
      <text:p text:style-name="P27">Monitoring Web Server Application service used for health monitoring</text:p>
      <text:p text:style-name="P28">Session/Caching Data Application service used for managing transit state</text:p>
      <text:p text:style-name="Normal"><text:span text:style-name="T29">External Service Data Any external systems the application depends 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rka-Italic" svg:font-family="Birka-Italic" style:font-family-generic="system" svg:panose-1="0 0 0 0 0 0 0 0 0 0"/>
    <style:font-face style:name="MyriadPro-SemiboldCond" svg:font-family="MyriadPro-SemiboldCond" style:font-family-generic="script" svg:panose-1="0 0 0 0 0 0 0 0 0 0"/>
    <style:font-face style:name="MyriadPro-Cond" svg:font-family="MyriadPro-Cond" style:font-family-generic="script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ogo Marques</meta:initial-creator>
    <dc:creator>Diogo Marques</dc:creator>
    <meta:creation-date>2015-10-28T13:12:00Z</meta:creation-date>
    <dc:date>2015-10-28T13:13:00Z</dc:date>
    <meta:template xlink:href="Normal" xlink:type="simple"/>
    <meta:editing-cycles>1</meta:editing-cycles>
    <meta:editing-duration>PT60S</meta:editing-duration>
    <meta:document-statistic meta:page-count="2" meta:paragraph-count="2" meta:word-count="212" meta:character-count="1423" meta:row-count="10" meta:non-whitespace-character-count="1213"/>
  </office:meta>
</office:document-meta>
</file>